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6ae9" officeooo:paragraph-rsid="00146a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2T14:49:31.516729025</meta:creation-date>
    <dc:date>2022-03-22T14:49:54.260697612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7.1.6.2$Linux_X86_64 LibreOffice_project/10$Build-2</meta:generator>
  </office:meta>
</office:document-meta>
</file>